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E6E6E6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2">
      <style:table-cell-properties fo:border="thin solid #000000" style:vertical-align="automatic" style:cell-protect="protected"/>
      <style:text-properties fo:font-size="10pt" style:font-size-asian="10pt" style:font-size-complex="10pt"/>
    </style:style>
    <style:style style:name="ce10" style:family="table-cell" style:parent-style-name="Default" style:data-style-name="N2">
      <style:table-cell-properties fo:border="thin solid #000000" style:vertical-align="automati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6E6E6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protected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font-size="10pt" style:font-size-asian="10pt" style:font-size-complex="10pt"/>
    </style:style>
    <style:style style:name="ce23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#E6E6E6" style:cell-protect="protected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#E6E6E6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2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6E6E6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14">
      <style:table-cell-properties fo:border="thin solid #000000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14">
      <style:table-cell-properties fo:border="thin solid #000000" style:vertical-align="middle" fo:background-color="#E6E6E6" style:repeat-content="false"/>
      <style:paragraph-properties fo:text-align="center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4.78895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4.10104166666667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1.984375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56104166666667cm"/>
    </style:style>
    <style:style style:name="co20" style:family="table-column">
      <style:table-column-properties fo:break-before="auto" style:column-width="1.508125cm"/>
    </style:style>
    <style:style style:name="co21" style:family="table-column">
      <style:table-column-properties fo:break-before="auto" style:column-width="1.32291666666667cm"/>
    </style:style>
    <style:style style:name="co22" style:family="table-column">
      <style:table-column-properties fo:break-before="auto" style:column-width="2.24895833333333cm"/>
    </style:style>
    <style:style style:name="co2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2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40" table:default-cell-style-name="ce1"/>
        <table:table-column table:style-name="co23" table:number-columns-repeated="16320" table:default-cell-style-name="ce1"/>
        <table:table-row table:style-name="ro1">
          <table:table-cell office:value-type="string" table:style-name="ce1">
            <text:p>email</text:p>
          </table:table-cell>
          <table:table-cell office:value-type="string" table:style-name="ce2">
            <text:p>Name</text:p>
          </table:table-cell>
          <table:table-cell office:value-type="string" table:style-name="ce3">
            <text:p>Complexity Worksheet</text:p>
          </table:table-cell>
          <table:table-cell office:value-type="string" table:style-name="ce3">
            <text:p>Linked List Worksheet</text:p>
          </table:table-cell>
          <table:table-cell office:value-type="string" table:style-name="ce3">
            <text:p>Recursion Worksheet</text:p>
          </table:table-cell>
          <table:table-cell office:value-type="string" table:style-name="ce3">
            <text:p>Tree Worksheet</text:p>
          </table:table-cell>
          <table:table-cell office:value-type="string" table:style-name="ce3">
            <text:p>Sort Worksheet</text:p>
          </table:table-cell>
          <table:table-cell office:value-type="string" table:style-name="ce3">
            <text:p>Hanoi</text:p>
          </table:table-cell>
          <table:table-cell office:value-type="string" table:style-name="ce4">
            <text:p>Gourd 1</text:p>
          </table:table-cell>
          <table:table-cell office:value-type="string" table:style-name="ce4">
            <text:p>Gourd 2</text:p>
          </table:table-cell>
          <table:table-cell office:value-type="string" table:style-name="ce4">
            <text:p>Easy List</text:p>
          </table:table-cell>
          <table:table-cell office:value-type="string" table:style-name="ce4">
            <text:p>Linked List</text:p>
          </table:table-cell>
          <table:table-cell office:value-type="string" table:style-name="ce4">
            <text:p>Generic Linked List</text:p>
          </table:table-cell>
          <table:table-cell office:value-type="string" table:style-name="ce4">
            <text:p>Stack</text:p>
          </table:table-cell>
          <table:table-cell office:value-type="string" table:style-name="ce4">
            <text:p>Queue</text:p>
          </table:table-cell>
          <table:table-cell office:value-type="string" table:style-name="ce4">
            <text:p>Tree</text:p>
          </table:table-cell>
          <table:table-cell office:value-type="string" table:style-name="ce4">
            <text:p>Infix to Postfix</text:p>
          </table:table-cell>
          <table:table-cell office:value-type="string" table:style-name="ce5">
            <text:p>Midterm</text:p>
          </table:table-cell>
          <table:table-cell office:value-type="string" table:style-name="ce5">
            <text:p>Bonus Puzzle</text:p>
          </table:table-cell>
          <table:table-cell office:value-type="string" table:style-name="ce3">
            <text:p>FINAL</text:p>
          </table:table-cell>
          <table:table-cell office:value-type="string" table:style-name="ce3">
            <text:p>Points</text:p>
          </table:table-cell>
          <table:table-cell office:value-type="string" table:style-name="ce5">
            <text:p>Score</text:p>
          </table:table-cell>
          <table:table-cell office:value-type="string" table:style-name="ce5">
            <text:p>Grade</text:p>
          </table:table-cell>
          <table:table-cell office:value-type="string" table:style-name="ce5">
            <text:p>Rank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aca035@LaTech.edu</text:p>
          </table:table-cell>
          <table:table-cell table:style-name="ce6"/>
          <table:table-cell office:value-type="float" office:value="31" table:style-name="ce7">
            <text:p>31</text:p>
          </table:table-cell>
          <table:table-cell office:value-type="float" office:value="26" table:style-name="ce7">
            <text:p>26</text:p>
          </table:table-cell>
          <table:table-cell office:value-type="float" office:value="33" table:style-name="ce7">
            <text:p>33</text:p>
          </table:table-cell>
          <table:table-cell office:value-type="float" office:value="50" table:style-name="ce7">
            <text:p>50</text:p>
          </table:table-cell>
          <table:table-cell office:value-type="float" office:value="45" table:style-name="ce7">
            <text:p>45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5" table:style-name="ce8">
            <text:p>25</text:p>
          </table:table-cell>
          <table:table-cell office:value-type="float" office:value="140" table:style-name="ce7">
            <text:p>140</text:p>
          </table:table-cell>
          <table:table-cell office:value-type="float" office:value="0" table:style-name="ce7">
            <text:p>0</text:p>
          </table:table-cell>
          <table:table-cell office:value-type="float" office:value="165" table:style-name="ce7">
            <text:p>165</text:p>
          </table:table-cell>
          <table:table-cell office:value-type="float" office:value="608" table:formula="of:=SUM([.C2:.T2])" table:style-name="ce7">
            <text:p>608</text:p>
          </table:table-cell>
          <table:table-cell office:value-type="string" office:string-value="" table:formula="of:=IF(AND([.U2]&gt;0;[.B2]&lt;&gt;&quot;&quot;);[.$U2]/[.$U$56]*100;&quot;&quot;)" table:style-name="ce9"/>
          <table:table-cell office:value-type="string" office:string-value="" table:formula="of:=IF([.V2]=&quot;&quot;;&quot;&quot;;IF([.V2]&gt;89.5;&quot;A&quot;;IF([.V2]&gt;79.5;&quot;B&quot;;IF([.V2]&gt;69.5;&quot;C&quot;;IF([.V2]&gt;59.5;&quot;D&quot;;&quot;F&quot;)))))" table:style-name="ce10"/>
          <table:table-cell office:value-type="string" office:string-value="" table:formula="of:=IF([.W2]=&quot;&quot;;&quot;&quot;;RANK([.V2];[.$V$2:.$V$55]))" table:style-name="ce11"/>
          <table:table-cell table:number-columns-repeated="16360" table:style-name="ce1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:.T3])" table:style-name="ce7">
            <text:p>0</text:p>
          </table:table-cell>
          <table:table-cell office:value-type="string" office:string-value="" table:formula="of:=IF(AND([.U3]&gt;0;[.B3]&lt;&gt;&quot;&quot;);[.$U3]/[.$U$56]*100;&quot;&quot;)" table:style-name="ce9"/>
          <table:table-cell office:value-type="string" office:string-value="" table:formula="of:=IF([.V3]=&quot;&quot;;&quot;&quot;;IF([.V3]&gt;89.5;&quot;A&quot;;IF([.V3]&gt;79.5;&quot;B&quot;;IF([.V3]&gt;69.5;&quot;C&quot;;IF([.V3]&gt;59.5;&quot;D&quot;;&quot;F&quot;)))))" table:style-name="ce10"/>
          <table:table-cell office:value-type="string" office:string-value="" table:formula="of:=IF([.W3]=&quot;&quot;;&quot;&quot;;RANK([.V3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lsb036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:.T4])" table:style-name="ce7">
            <text:p>0</text:p>
          </table:table-cell>
          <table:table-cell office:value-type="string" office:string-value="" table:formula="of:=IF(AND([.U4]&gt;0;[.B4]&lt;&gt;&quot;&quot;);[.$U4]/[.$U$56]*100;&quot;&quot;)" table:style-name="ce9"/>
          <table:table-cell office:value-type="string" office:string-value="" table:formula="of:=IF([.V4]=&quot;&quot;;&quot;&quot;;IF([.V4]&gt;89.5;&quot;A&quot;;IF([.V4]&gt;79.5;&quot;B&quot;;IF([.V4]&gt;69.5;&quot;C&quot;;IF([.V4]&gt;59.5;&quot;D&quot;;&quot;F&quot;)))))" table:style-name="ce10"/>
          <table:table-cell office:value-type="string" office:string-value="" table:formula="of:=IF([.W4]=&quot;&quot;;&quot;&quot;;RANK([.V4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jmb143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5:.T5])" table:style-name="ce7">
            <text:p>0</text:p>
          </table:table-cell>
          <table:table-cell office:value-type="string" office:string-value="" table:formula="of:=IF(AND([.U5]&gt;0;[.B5]&lt;&gt;&quot;&quot;);[.$U5]/[.$U$56]*100;&quot;&quot;)" table:style-name="ce9"/>
          <table:table-cell office:value-type="string" office:string-value="" table:formula="of:=IF([.V5]=&quot;&quot;;&quot;&quot;;IF([.V5]&gt;89.5;&quot;A&quot;;IF([.V5]&gt;79.5;&quot;B&quot;;IF([.V5]&gt;69.5;&quot;C&quot;;IF([.V5]&gt;59.5;&quot;D&quot;;&quot;F&quot;)))))" table:style-name="ce10"/>
          <table:table-cell office:value-type="string" office:string-value="" table:formula="of:=IF([.W5]=&quot;&quot;;&quot;&quot;;RANK([.V5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rbb016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6:.T6])" table:style-name="ce7">
            <text:p>0</text:p>
          </table:table-cell>
          <table:table-cell office:value-type="string" office:string-value="" table:formula="of:=IF(AND([.U6]&gt;0;[.B6]&lt;&gt;&quot;&quot;);[.$U6]/[.$U$56]*100;&quot;&quot;)" table:style-name="ce9"/>
          <table:table-cell office:value-type="string" office:string-value="" table:formula="of:=IF([.V6]=&quot;&quot;;&quot;&quot;;IF([.V6]&gt;89.5;&quot;A&quot;;IF([.V6]&gt;79.5;&quot;B&quot;;IF([.V6]&gt;69.5;&quot;C&quot;;IF([.V6]&gt;59.5;&quot;D&quot;;&quot;F&quot;)))))" table:style-name="ce10"/>
          <table:table-cell office:value-type="string" office:string-value="" table:formula="of:=IF([.W6]=&quot;&quot;;&quot;&quot;;RANK([.V6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cmb138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7:.T7])" table:style-name="ce7">
            <text:p>0</text:p>
          </table:table-cell>
          <table:table-cell office:value-type="string" office:string-value="" table:formula="of:=IF(AND([.U7]&gt;0;[.B7]&lt;&gt;&quot;&quot;);[.$U7]/[.$U$56]*100;&quot;&quot;)" table:style-name="ce9"/>
          <table:table-cell office:value-type="string" office:string-value="" table:formula="of:=IF([.V7]=&quot;&quot;;&quot;&quot;;IF([.V7]&gt;89.5;&quot;A&quot;;IF([.V7]&gt;79.5;&quot;B&quot;;IF([.V7]&gt;69.5;&quot;C&quot;;IF([.V7]&gt;59.5;&quot;D&quot;;&quot;F&quot;)))))" table:style-name="ce10"/>
          <table:table-cell office:value-type="string" office:string-value="" table:formula="of:=IF([.W7]=&quot;&quot;;&quot;&quot;;RANK([.V7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lrc035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8:.T8])" table:style-name="ce7">
            <text:p>0</text:p>
          </table:table-cell>
          <table:table-cell office:value-type="string" office:string-value="" table:formula="of:=IF(AND([.U8]&gt;0;[.B8]&lt;&gt;&quot;&quot;);[.$U8]/[.$U$56]*100;&quot;&quot;)" table:style-name="ce9"/>
          <table:table-cell office:value-type="string" office:string-value="" table:formula="of:=IF([.V8]=&quot;&quot;;&quot;&quot;;IF([.V8]&gt;89.5;&quot;A&quot;;IF([.V8]&gt;79.5;&quot;B&quot;;IF([.V8]&gt;69.5;&quot;C&quot;;IF([.V8]&gt;59.5;&quot;D&quot;;&quot;F&quot;)))))" table:style-name="ce10"/>
          <table:table-cell office:value-type="string" office:string-value="" table:formula="of:=IF([.W8]=&quot;&quot;;&quot;&quot;;RANK([.V8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ych022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9:.T9])" table:style-name="ce7">
            <text:p>0</text:p>
          </table:table-cell>
          <table:table-cell office:value-type="string" office:string-value="" table:formula="of:=IF(AND([.U9]&gt;0;[.B9]&lt;&gt;&quot;&quot;);[.$U9]/[.$U$56]*100;&quot;&quot;)" table:style-name="ce9"/>
          <table:table-cell office:value-type="string" office:string-value="" table:formula="of:=IF([.V9]=&quot;&quot;;&quot;&quot;;IF([.V9]&gt;89.5;&quot;A&quot;;IF([.V9]&gt;79.5;&quot;B&quot;;IF([.V9]&gt;69.5;&quot;C&quot;;IF([.V9]&gt;59.5;&quot;D&quot;;&quot;F&quot;)))))" table:style-name="ce10"/>
          <table:table-cell office:value-type="string" office:string-value="" table:formula="of:=IF([.W9]=&quot;&quot;;&quot;&quot;;RANK([.V9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kcr027@LaTech.edu</text:p>
          </table:table-cell>
          <table:table-cell table:style-name="ce12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0:.T10])" table:style-name="ce7">
            <text:p>0</text:p>
          </table:table-cell>
          <table:table-cell office:value-type="string" office:string-value="" table:formula="of:=IF(AND([.U10]&gt;0;[.B10]&lt;&gt;&quot;&quot;);[.$U10]/[.$U$56]*100;&quot;&quot;)" table:style-name="ce9"/>
          <table:table-cell office:value-type="string" office:string-value="" table:formula="of:=IF([.V10]=&quot;&quot;;&quot;&quot;;IF([.V10]&gt;89.5;&quot;A&quot;;IF([.V10]&gt;79.5;&quot;B&quot;;IF([.V10]&gt;69.5;&quot;C&quot;;IF([.V10]&gt;59.5;&quot;D&quot;;&quot;F&quot;)))))" table:style-name="ce10"/>
          <table:table-cell office:value-type="string" office:string-value="" table:formula="of:=IF([.W10]=&quot;&quot;;&quot;&quot;;RANK([.V10];[.$V$2:.$V$55]))" table:style-name="ce11"/>
          <table:table-cell table:style-name="ce13"/>
          <table:table-cell table:number-columns-repeated="2" table:style-name="ce1"/>
          <table:table-cell table:style-name="ce13"/>
          <table:table-cell table:style-name="ce1"/>
          <table:table-cell table:number-columns-repeated="35" table:style-name="ce13"/>
          <table:table-cell table:number-columns-repeated="16320"/>
        </table:table-row>
        <table:table-row table:style-name="ro1">
          <table:table-cell office:value-type="string" table:style-name="ce1">
            <text:p>tqd001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1:.T11])" table:style-name="ce7">
            <text:p>0</text:p>
          </table:table-cell>
          <table:table-cell office:value-type="string" office:string-value="" table:formula="of:=IF(AND([.U11]&gt;0;[.B11]&lt;&gt;&quot;&quot;);[.$U11]/[.$U$56]*100;&quot;&quot;)" table:style-name="ce9"/>
          <table:table-cell office:value-type="string" office:string-value="" table:formula="of:=IF([.V11]=&quot;&quot;;&quot;&quot;;IF([.V11]&gt;89.5;&quot;A&quot;;IF([.V11]&gt;79.5;&quot;B&quot;;IF([.V11]&gt;69.5;&quot;C&quot;;IF([.V11]&gt;59.5;&quot;D&quot;;&quot;F&quot;)))))" table:style-name="ce10"/>
          <table:table-cell office:value-type="string" office:string-value="" table:formula="of:=IF([.W11]=&quot;&quot;;&quot;&quot;;RANK([.V11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ssd012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2:.T12])" table:style-name="ce7">
            <text:p>0</text:p>
          </table:table-cell>
          <table:table-cell office:value-type="string" office:string-value="" table:formula="of:=IF(AND([.U12]&gt;0;[.B12]&lt;&gt;&quot;&quot;);[.$U12]/[.$U$56]*100;&quot;&quot;)" table:style-name="ce9"/>
          <table:table-cell office:value-type="string" office:string-value="" table:formula="of:=IF([.V12]=&quot;&quot;;&quot;&quot;;IF([.V12]&gt;89.5;&quot;A&quot;;IF([.V12]&gt;79.5;&quot;B&quot;;IF([.V12]&gt;69.5;&quot;C&quot;;IF([.V12]&gt;59.5;&quot;D&quot;;&quot;F&quot;)))))" table:style-name="ce10"/>
          <table:table-cell office:value-type="string" office:string-value="" table:formula="of:=IF([.W12]=&quot;&quot;;&quot;&quot;;RANK([.V12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maf030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3:.T13])" table:style-name="ce7">
            <text:p>0</text:p>
          </table:table-cell>
          <table:table-cell office:value-type="string" office:string-value="" table:formula="of:=IF(AND([.U13]&gt;0;[.B13]&lt;&gt;&quot;&quot;);[.$U13]/[.$U$56]*100;&quot;&quot;)" table:style-name="ce9"/>
          <table:table-cell office:value-type="string" office:string-value="" table:formula="of:=IF([.V13]=&quot;&quot;;&quot;&quot;;IF([.V13]&gt;89.5;&quot;A&quot;;IF([.V13]&gt;79.5;&quot;B&quot;;IF([.V13]&gt;69.5;&quot;C&quot;;IF([.V13]&gt;59.5;&quot;D&quot;;&quot;F&quot;)))))" table:style-name="ce10"/>
          <table:table-cell office:value-type="string" office:string-value="" table:formula="of:=IF([.W13]=&quot;&quot;;&quot;&quot;;RANK([.V13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cfg005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4:.T14])" table:style-name="ce7">
            <text:p>0</text:p>
          </table:table-cell>
          <table:table-cell office:value-type="string" office:string-value="" table:formula="of:=IF(AND([.U14]&gt;0;[.B14]&lt;&gt;&quot;&quot;);[.$U14]/[.$U$56]*100;&quot;&quot;)" table:style-name="ce9"/>
          <table:table-cell office:value-type="string" office:string-value="" table:formula="of:=IF([.V14]=&quot;&quot;;&quot;&quot;;IF([.V14]&gt;89.5;&quot;A&quot;;IF([.V14]&gt;79.5;&quot;B&quot;;IF([.V14]&gt;69.5;&quot;C&quot;;IF([.V14]&gt;59.5;&quot;D&quot;;&quot;F&quot;)))))" table:style-name="ce10"/>
          <table:table-cell office:value-type="string" office:string-value="" table:formula="of:=IF([.W14]=&quot;&quot;;&quot;&quot;;RANK([.V14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rvg003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5:.T15])" table:style-name="ce7">
            <text:p>0</text:p>
          </table:table-cell>
          <table:table-cell office:value-type="string" office:string-value="" table:formula="of:=IF(AND([.U15]&gt;0;[.B15]&lt;&gt;&quot;&quot;);[.$U15]/[.$U$56]*100;&quot;&quot;)" table:style-name="ce9"/>
          <table:table-cell office:value-type="string" office:string-value="" table:formula="of:=IF([.V15]=&quot;&quot;;&quot;&quot;;IF([.V15]&gt;89.5;&quot;A&quot;;IF([.V15]&gt;79.5;&quot;B&quot;;IF([.V15]&gt;69.5;&quot;C&quot;;IF([.V15]&gt;59.5;&quot;D&quot;;&quot;F&quot;)))))" table:style-name="ce10"/>
          <table:table-cell office:value-type="string" office:string-value="" table:formula="of:=IF([.W15]=&quot;&quot;;&quot;&quot;;RANK([.V15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nkg005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6:.T16])" table:style-name="ce7">
            <text:p>0</text:p>
          </table:table-cell>
          <table:table-cell office:value-type="string" office:string-value="" table:formula="of:=IF(AND([.U16]&gt;0;[.B16]&lt;&gt;&quot;&quot;);[.$U16]/[.$U$56]*100;&quot;&quot;)" table:style-name="ce9"/>
          <table:table-cell office:value-type="string" office:string-value="" table:formula="of:=IF([.V16]=&quot;&quot;;&quot;&quot;;IF([.V16]&gt;89.5;&quot;A&quot;;IF([.V16]&gt;79.5;&quot;B&quot;;IF([.V16]&gt;69.5;&quot;C&quot;;IF([.V16]&gt;59.5;&quot;D&quot;;&quot;F&quot;)))))" table:style-name="ce10"/>
          <table:table-cell office:value-type="string" office:string-value="" table:formula="of:=IF([.W16]=&quot;&quot;;&quot;&quot;;RANK([.V16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nhh002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7:.T17])" table:style-name="ce7">
            <text:p>0</text:p>
          </table:table-cell>
          <table:table-cell office:value-type="string" office:string-value="" table:formula="of:=IF(AND([.U17]&gt;0;[.B17]&lt;&gt;&quot;&quot;);[.$U17]/[.$U$56]*100;&quot;&quot;)" table:style-name="ce9"/>
          <table:table-cell office:value-type="string" office:string-value="" table:formula="of:=IF([.V17]=&quot;&quot;;&quot;&quot;;IF([.V17]&gt;89.5;&quot;A&quot;;IF([.V17]&gt;79.5;&quot;B&quot;;IF([.V17]&gt;69.5;&quot;C&quot;;IF([.V17]&gt;59.5;&quot;D&quot;;&quot;F&quot;)))))" table:style-name="ce10"/>
          <table:table-cell office:value-type="string" office:string-value="" table:formula="of:=IF([.W17]=&quot;&quot;;&quot;&quot;;RANK([.V17];[.$V$2:.$V$55]))" table:style-name="ce11"/>
          <table:table-cell table:number-columns-repeated="16360"/>
        </table:table-row>
        <table:table-row table:style-name="ro1">
          <table:table-cell office:value-type="string" table:style-name="ce1">
            <text:p>ctj014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8:.T18])" table:style-name="ce7">
            <text:p>0</text:p>
          </table:table-cell>
          <table:table-cell office:value-type="string" office:string-value="" table:formula="of:=IF(AND([.U18]&gt;0;[.B18]&lt;&gt;&quot;&quot;);[.$U18]/[.$U$56]*100;&quot;&quot;)" table:style-name="ce9"/>
          <table:table-cell office:value-type="string" office:string-value="" table:formula="of:=IF([.V18]=&quot;&quot;;&quot;&quot;;IF([.V18]&gt;89.5;&quot;A&quot;;IF([.V18]&gt;79.5;&quot;B&quot;;IF([.V18]&gt;69.5;&quot;C&quot;;IF([.V18]&gt;59.5;&quot;D&quot;;&quot;F&quot;)))))" table:style-name="ce10"/>
          <table:table-cell office:value-type="string" office:string-value="" table:formula="of:=IF([.W18]=&quot;&quot;;&quot;&quot;;RANK([.V18];[.$V$2:.$V$55]))" table:style-name="ce11"/>
          <table:table-cell table:number-columns-repeated="16360"/>
        </table:table-row>
        <table:table-row table:style-name="ro1">
          <table:table-cell office:value-type="string" table:style-name="ce1">
            <text:p>amj035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19:.T19])" table:style-name="ce7">
            <text:p>0</text:p>
          </table:table-cell>
          <table:table-cell office:value-type="string" office:string-value="" table:formula="of:=IF(AND([.U19]&gt;0;[.B19]&lt;&gt;&quot;&quot;);[.$U19]/[.$U$56]*100;&quot;&quot;)" table:style-name="ce9"/>
          <table:table-cell office:value-type="string" office:string-value="" table:formula="of:=IF([.V19]=&quot;&quot;;&quot;&quot;;IF([.V19]&gt;89.5;&quot;A&quot;;IF([.V19]&gt;79.5;&quot;B&quot;;IF([.V19]&gt;69.5;&quot;C&quot;;IF([.V19]&gt;59.5;&quot;D&quot;;&quot;F&quot;)))))" table:style-name="ce10"/>
          <table:table-cell office:value-type="string" office:string-value="" table:formula="of:=IF([.W19]=&quot;&quot;;&quot;&quot;;RANK([.V19];[.$V$2:.$V$55]))" table:style-name="ce11"/>
          <table:table-cell table:number-columns-repeated="16360"/>
        </table:table-row>
        <table:table-row table:style-name="ro1">
          <table:table-cell office:value-type="string" table:style-name="ce1">
            <text:p>jhk011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0:.T20])" table:style-name="ce7">
            <text:p>0</text:p>
          </table:table-cell>
          <table:table-cell office:value-type="string" office:string-value="" table:formula="of:=IF(AND([.U20]&gt;0;[.B20]&lt;&gt;&quot;&quot;);[.$U20]/[.$U$56]*100;&quot;&quot;)" table:style-name="ce9"/>
          <table:table-cell office:value-type="string" office:string-value="" table:formula="of:=IF([.V20]=&quot;&quot;;&quot;&quot;;IF([.V20]&gt;89.5;&quot;A&quot;;IF([.V20]&gt;79.5;&quot;B&quot;;IF([.V20]&gt;69.5;&quot;C&quot;;IF([.V20]&gt;59.5;&quot;D&quot;;&quot;F&quot;)))))" table:style-name="ce10"/>
          <table:table-cell office:value-type="string" office:string-value="" table:formula="of:=IF([.W20]=&quot;&quot;;&quot;&quot;;RANK([.V20];[.$V$2:.$V$55]))" table:style-name="ce11"/>
          <table:table-cell table:number-columns-repeated="16360"/>
        </table:table-row>
        <table:table-row table:style-name="ro1">
          <table:table-cell office:value-type="string" table:style-name="ce1">
            <text:p>dam046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1:.T21])" table:style-name="ce7">
            <text:p>0</text:p>
          </table:table-cell>
          <table:table-cell office:value-type="string" office:string-value="" table:formula="of:=IF(AND([.U21]&gt;0;[.B21]&lt;&gt;&quot;&quot;);[.$U21]/[.$U$56]*100;&quot;&quot;)" table:style-name="ce9"/>
          <table:table-cell office:value-type="string" office:string-value="" table:formula="of:=IF([.V21]=&quot;&quot;;&quot;&quot;;IF([.V21]&gt;89.5;&quot;A&quot;;IF([.V21]&gt;79.5;&quot;B&quot;;IF([.V21]&gt;69.5;&quot;C&quot;;IF([.V21]&gt;59.5;&quot;D&quot;;&quot;F&quot;)))))" table:style-name="ce10"/>
          <table:table-cell office:value-type="string" office:string-value="" table:formula="of:=IF([.W21]=&quot;&quot;;&quot;&quot;;RANK([.V21];[.$V$2:.$V$55]))" table:style-name="ce11"/>
          <table:table-cell table:number-columns-repeated="16360"/>
        </table:table-row>
        <table:table-row table:style-name="ro1">
          <table:table-cell office:value-type="string" table:style-name="ce1">
            <text:p>acm085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2:.T22])" table:style-name="ce7">
            <text:p>0</text:p>
          </table:table-cell>
          <table:table-cell office:value-type="string" office:string-value="" table:formula="of:=IF(AND([.U22]&gt;0;[.B22]&lt;&gt;&quot;&quot;);[.$U22]/[.$U$56]*100;&quot;&quot;)" table:style-name="ce9"/>
          <table:table-cell office:value-type="string" office:string-value="" table:formula="of:=IF([.V22]=&quot;&quot;;&quot;&quot;;IF([.V22]&gt;89.5;&quot;A&quot;;IF([.V22]&gt;79.5;&quot;B&quot;;IF([.V22]&gt;69.5;&quot;C&quot;;IF([.V22]&gt;59.5;&quot;D&quot;;&quot;F&quot;)))))" table:style-name="ce10"/>
          <table:table-cell office:value-type="string" office:string-value="" table:formula="of:=IF([.W22]=&quot;&quot;;&quot;&quot;;RANK([.V22];[.$V$2:.$V$55]))" table:style-name="ce11"/>
          <table:table-cell table:number-columns-repeated="16360"/>
        </table:table-row>
        <table:table-row table:style-name="ro1">
          <table:table-cell office:value-type="string" table:style-name="ce1">
            <text:p>jem081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3:.T23])" table:style-name="ce7">
            <text:p>0</text:p>
          </table:table-cell>
          <table:table-cell office:value-type="string" office:string-value="" table:formula="of:=IF(AND([.U23]&gt;0;[.B23]&lt;&gt;&quot;&quot;);[.$U23]/[.$U$56]*100;&quot;&quot;)" table:style-name="ce9"/>
          <table:table-cell office:value-type="string" office:string-value="" table:formula="of:=IF([.V23]=&quot;&quot;;&quot;&quot;;IF([.V23]&gt;89.5;&quot;A&quot;;IF([.V23]&gt;79.5;&quot;B&quot;;IF([.V23]&gt;69.5;&quot;C&quot;;IF([.V23]&gt;59.5;&quot;D&quot;;&quot;F&quot;)))))" table:style-name="ce10"/>
          <table:table-cell office:value-type="string" office:string-value="" table:formula="of:=IF([.W23]=&quot;&quot;;&quot;&quot;;RANK([.V23];[.$V$2:.$V$55]))" table:style-name="ce11"/>
          <table:table-cell table:number-columns-repeated="16360"/>
        </table:table-row>
        <table:table-row table:style-name="ro1">
          <table:table-cell office:value-type="string" table:style-name="ce1">
            <text:p>ngr005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4:.T24])" table:style-name="ce7">
            <text:p>0</text:p>
          </table:table-cell>
          <table:table-cell office:value-type="string" office:string-value="" table:formula="of:=IF(AND([.U24]&gt;0;[.B24]&lt;&gt;&quot;&quot;);[.$U24]/[.$U$56]*100;&quot;&quot;)" table:style-name="ce9"/>
          <table:table-cell office:value-type="string" office:string-value="" table:formula="of:=IF([.V24]=&quot;&quot;;&quot;&quot;;IF([.V24]&gt;89.5;&quot;A&quot;;IF([.V24]&gt;79.5;&quot;B&quot;;IF([.V24]&gt;69.5;&quot;C&quot;;IF([.V24]&gt;59.5;&quot;D&quot;;&quot;F&quot;)))))" table:style-name="ce10"/>
          <table:table-cell office:value-type="string" office:string-value="" table:formula="of:=IF([.W24]=&quot;&quot;;&quot;&quot;;RANK([.V24];[.$V$2:.$V$55]))" table:style-name="ce11"/>
          <table:table-cell table:number-columns-repeated="16360"/>
        </table:table-row>
        <table:table-row table:style-name="ro1">
          <table:table-cell office:value-type="string" table:style-name="ce1">
            <text:p>zcr006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5:.T25])" table:style-name="ce7">
            <text:p>0</text:p>
          </table:table-cell>
          <table:table-cell office:value-type="string" office:string-value="" table:formula="of:=IF(AND([.U25]&gt;0;[.B25]&lt;&gt;&quot;&quot;);[.$U25]/[.$U$56]*100;&quot;&quot;)" table:style-name="ce9"/>
          <table:table-cell office:value-type="string" office:string-value="" table:formula="of:=IF([.V25]=&quot;&quot;;&quot;&quot;;IF([.V25]&gt;89.5;&quot;A&quot;;IF([.V25]&gt;79.5;&quot;B&quot;;IF([.V25]&gt;69.5;&quot;C&quot;;IF([.V25]&gt;59.5;&quot;D&quot;;&quot;F&quot;)))))" table:style-name="ce10"/>
          <table:table-cell office:value-type="string" office:string-value="" table:formula="of:=IF([.W25]=&quot;&quot;;&quot;&quot;;RANK([.V25];[.$V$2:.$V$55]))" table:style-name="ce11"/>
          <table:table-cell table:number-columns-repeated="16360"/>
        </table:table-row>
        <table:table-row table:style-name="ro1">
          <table:table-cell office:value-type="string" table:style-name="ce1">
            <text:p>ars041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6:.T26])" table:style-name="ce7">
            <text:p>0</text:p>
          </table:table-cell>
          <table:table-cell office:value-type="string" office:string-value="" table:formula="of:=IF(AND([.U26]&gt;0;[.B26]&lt;&gt;&quot;&quot;);[.$U26]/[.$U$56]*100;&quot;&quot;)" table:style-name="ce9"/>
          <table:table-cell office:value-type="string" office:string-value="" table:formula="of:=IF([.V26]=&quot;&quot;;&quot;&quot;;IF([.V26]&gt;89.5;&quot;A&quot;;IF([.V26]&gt;79.5;&quot;B&quot;;IF([.V26]&gt;69.5;&quot;C&quot;;IF([.V26]&gt;59.5;&quot;D&quot;;&quot;F&quot;)))))" table:style-name="ce10"/>
          <table:table-cell office:value-type="string" office:string-value="" table:formula="of:=IF([.W26]=&quot;&quot;;&quot;&quot;;RANK([.V26];[.$V$2:.$V$55]))" table:style-name="ce11"/>
          <table:table-cell table:number-columns-repeated="16360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7:.T27])" table:style-name="ce7">
            <text:p>0</text:p>
          </table:table-cell>
          <table:table-cell office:value-type="string" office:string-value="" table:formula="of:=IF(AND([.U27]&gt;0;[.B27]&lt;&gt;&quot;&quot;);[.$U27]/[.$U$56]*100;&quot;&quot;)" table:style-name="ce9"/>
          <table:table-cell office:value-type="string" office:string-value="" table:formula="of:=IF([.V27]=&quot;&quot;;&quot;&quot;;IF([.V27]&gt;89.5;&quot;A&quot;;IF([.V27]&gt;79.5;&quot;B&quot;;IF([.V27]&gt;69.5;&quot;C&quot;;IF([.V27]&gt;59.5;&quot;D&quot;;&quot;F&quot;)))))" table:style-name="ce10"/>
          <table:table-cell office:value-type="string" office:string-value="" table:formula="of:=IF([.W27]=&quot;&quot;;&quot;&quot;;RANK([.V27];[.$V$2:.$V$55]))" table:style-name="ce11"/>
          <table:table-cell table:number-columns-repeated="16360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8:.T28])" table:style-name="ce7">
            <text:p>0</text:p>
          </table:table-cell>
          <table:table-cell office:value-type="string" office:string-value="" table:formula="of:=IF(AND([.U28]&gt;0;[.B28]&lt;&gt;&quot;&quot;);[.$U28]/[.$U$56]*100;&quot;&quot;)" table:style-name="ce9"/>
          <table:table-cell office:value-type="string" office:string-value="" table:formula="of:=IF([.V28]=&quot;&quot;;&quot;&quot;;IF([.V28]&gt;89.5;&quot;A&quot;;IF([.V28]&gt;79.5;&quot;B&quot;;IF([.V28]&gt;69.5;&quot;C&quot;;IF([.V28]&gt;59.5;&quot;D&quot;;&quot;F&quot;)))))" table:style-name="ce10"/>
          <table:table-cell office:value-type="string" office:string-value="" table:formula="of:=IF([.W28]=&quot;&quot;;&quot;&quot;;RANK([.V28];[.$V$2:.$V$55]))" table:style-name="ce11"/>
          <table:table-cell table:number-columns-repeated="16360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29:.T29])" table:style-name="ce7">
            <text:p>0</text:p>
          </table:table-cell>
          <table:table-cell office:value-type="string" office:string-value="" table:formula="of:=IF(AND([.U29]&gt;0;[.B29]&lt;&gt;&quot;&quot;);[.$U29]/[.$U$56]*100;&quot;&quot;)" table:style-name="ce9"/>
          <table:table-cell office:value-type="string" office:string-value="" table:formula="of:=IF([.V29]=&quot;&quot;;&quot;&quot;;IF([.V29]&gt;89.5;&quot;A&quot;;IF([.V29]&gt;79.5;&quot;B&quot;;IF([.V29]&gt;69.5;&quot;C&quot;;IF([.V29]&gt;59.5;&quot;D&quot;;&quot;F&quot;)))))" table:style-name="ce10"/>
          <table:table-cell office:value-type="string" office:string-value="" table:formula="of:=IF([.W29]=&quot;&quot;;&quot;&quot;;RANK([.V29];[.$V$2:.$V$55]))" table:style-name="ce11"/>
          <table:table-cell table:number-columns-repeated="16360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0:.T30])" table:style-name="ce7">
            <text:p>0</text:p>
          </table:table-cell>
          <table:table-cell office:value-type="string" office:string-value="" table:formula="of:=IF(AND([.U30]&gt;0;[.B30]&lt;&gt;&quot;&quot;);[.$U30]/[.$U$56]*100;&quot;&quot;)" table:style-name="ce9"/>
          <table:table-cell office:value-type="string" office:string-value="" table:formula="of:=IF([.V30]=&quot;&quot;;&quot;&quot;;IF([.V30]&gt;89.5;&quot;A&quot;;IF([.V30]&gt;79.5;&quot;B&quot;;IF([.V30]&gt;69.5;&quot;C&quot;;IF([.V30]&gt;59.5;&quot;D&quot;;&quot;F&quot;)))))" table:style-name="ce10"/>
          <table:table-cell office:value-type="string" office:string-value="" table:formula="of:=IF([.W30]=&quot;&quot;;&quot;&quot;;RANK([.V30];[.$V$2:.$V$55]))" table:style-name="ce11"/>
          <table:table-cell table:number-columns-repeated="16360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1:.T31])" table:style-name="ce7">
            <text:p>0</text:p>
          </table:table-cell>
          <table:table-cell office:value-type="string" office:string-value="" table:formula="of:=IF(AND([.U31]&gt;0;[.B31]&lt;&gt;&quot;&quot;);[.$U31]/[.$U$56]*100;&quot;&quot;)" table:style-name="ce9"/>
          <table:table-cell office:value-type="string" office:string-value="" table:formula="of:=IF([.V31]=&quot;&quot;;&quot;&quot;;IF([.V31]&gt;89.5;&quot;A&quot;;IF([.V31]&gt;79.5;&quot;B&quot;;IF([.V31]&gt;69.5;&quot;C&quot;;IF([.V31]&gt;59.5;&quot;D&quot;;&quot;F&quot;)))))" table:style-name="ce10"/>
          <table:table-cell office:value-type="string" office:string-value="" table:formula="of:=IF([.W31]=&quot;&quot;;&quot;&quot;;RANK([.V31];[.$V$2:.$V$55]))" table:style-name="ce11"/>
          <table:table-cell table:number-columns-repeated="16360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2:.T32])" table:style-name="ce7">
            <text:p>0</text:p>
          </table:table-cell>
          <table:table-cell office:value-type="string" office:string-value="" table:formula="of:=IF(AND([.U32]&gt;0;[.B32]&lt;&gt;&quot;&quot;);[.$U32]/[.$U$56]*100;&quot;&quot;)" table:style-name="ce9"/>
          <table:table-cell office:value-type="string" office:string-value="" table:formula="of:=IF([.V32]=&quot;&quot;;&quot;&quot;;IF([.V32]&gt;89.5;&quot;A&quot;;IF([.V32]&gt;79.5;&quot;B&quot;;IF([.V32]&gt;69.5;&quot;C&quot;;IF([.V32]&gt;59.5;&quot;D&quot;;&quot;F&quot;)))))" table:style-name="ce10"/>
          <table:table-cell office:value-type="string" office:string-value="" table:formula="of:=IF([.W32]=&quot;&quot;;&quot;&quot;;RANK([.V32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3:.T33])" table:style-name="ce7">
            <text:p>0</text:p>
          </table:table-cell>
          <table:table-cell office:value-type="string" office:string-value="" table:formula="of:=IF(AND([.U33]&gt;0;[.B33]&lt;&gt;&quot;&quot;);[.$U33]/[.$U$56]*100;&quot;&quot;)" table:style-name="ce9"/>
          <table:table-cell office:value-type="string" office:string-value="" table:formula="of:=IF([.V33]=&quot;&quot;;&quot;&quot;;IF([.V33]&gt;89.5;&quot;A&quot;;IF([.V33]&gt;79.5;&quot;B&quot;;IF([.V33]&gt;69.5;&quot;C&quot;;IF([.V33]&gt;59.5;&quot;D&quot;;&quot;F&quot;)))))" table:style-name="ce10"/>
          <table:table-cell office:value-type="string" office:string-value="" table:formula="of:=IF([.W33]=&quot;&quot;;&quot;&quot;;RANK([.V33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4:.T34])" table:style-name="ce7">
            <text:p>0</text:p>
          </table:table-cell>
          <table:table-cell office:value-type="string" office:string-value="" table:formula="of:=IF(AND([.U34]&gt;0;[.B34]&lt;&gt;&quot;&quot;);[.$U34]/[.$U$56]*100;&quot;&quot;)" table:style-name="ce9"/>
          <table:table-cell office:value-type="string" office:string-value="" table:formula="of:=IF([.V34]=&quot;&quot;;&quot;&quot;;IF([.V34]&gt;89.5;&quot;A&quot;;IF([.V34]&gt;79.5;&quot;B&quot;;IF([.V34]&gt;69.5;&quot;C&quot;;IF([.V34]&gt;59.5;&quot;D&quot;;&quot;F&quot;)))))" table:style-name="ce10"/>
          <table:table-cell office:value-type="string" office:string-value="" table:formula="of:=IF([.W34]=&quot;&quot;;&quot;&quot;;RANK([.V34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5:.T35])" table:style-name="ce7">
            <text:p>0</text:p>
          </table:table-cell>
          <table:table-cell office:value-type="string" office:string-value="" table:formula="of:=IF(AND([.U35]&gt;0;[.B35]&lt;&gt;&quot;&quot;);[.$U35]/[.$U$56]*100;&quot;&quot;)" table:style-name="ce9"/>
          <table:table-cell office:value-type="string" office:string-value="" table:formula="of:=IF([.V35]=&quot;&quot;;&quot;&quot;;IF([.V35]&gt;89.5;&quot;A&quot;;IF([.V35]&gt;79.5;&quot;B&quot;;IF([.V35]&gt;69.5;&quot;C&quot;;IF([.V35]&gt;59.5;&quot;D&quot;;&quot;F&quot;)))))" table:style-name="ce10"/>
          <table:table-cell office:value-type="string" office:string-value="" table:formula="of:=IF([.W35]=&quot;&quot;;&quot;&quot;;RANK([.V35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6:.T36])" table:style-name="ce7">
            <text:p>0</text:p>
          </table:table-cell>
          <table:table-cell office:value-type="string" office:string-value="" table:formula="of:=IF(AND([.U36]&gt;0;[.B36]&lt;&gt;&quot;&quot;);[.$U36]/[.$U$56]*100;&quot;&quot;)" table:style-name="ce9"/>
          <table:table-cell office:value-type="string" office:string-value="" table:formula="of:=IF([.V36]=&quot;&quot;;&quot;&quot;;IF([.V36]&gt;89.5;&quot;A&quot;;IF([.V36]&gt;79.5;&quot;B&quot;;IF([.V36]&gt;69.5;&quot;C&quot;;IF([.V36]&gt;59.5;&quot;D&quot;;&quot;F&quot;)))))" table:style-name="ce10"/>
          <table:table-cell office:value-type="string" office:string-value="" table:formula="of:=IF([.W36]=&quot;&quot;;&quot;&quot;;RANK([.V36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7:.T37])" table:style-name="ce7">
            <text:p>0</text:p>
          </table:table-cell>
          <table:table-cell office:value-type="string" office:string-value="" table:formula="of:=IF(AND([.U37]&gt;0;[.B37]&lt;&gt;&quot;&quot;);[.$U37]/[.$U$56]*100;&quot;&quot;)" table:style-name="ce9"/>
          <table:table-cell office:value-type="string" office:string-value="" table:formula="of:=IF([.V37]=&quot;&quot;;&quot;&quot;;IF([.V37]&gt;89.5;&quot;A&quot;;IF([.V37]&gt;79.5;&quot;B&quot;;IF([.V37]&gt;69.5;&quot;C&quot;;IF([.V37]&gt;59.5;&quot;D&quot;;&quot;F&quot;)))))" table:style-name="ce10"/>
          <table:table-cell office:value-type="string" office:string-value="" table:formula="of:=IF([.W37]=&quot;&quot;;&quot;&quot;;RANK([.V37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8:.T38])" table:style-name="ce7">
            <text:p>0</text:p>
          </table:table-cell>
          <table:table-cell office:value-type="string" office:string-value="" table:formula="of:=IF(AND([.U38]&gt;0;[.B38]&lt;&gt;&quot;&quot;);[.$U38]/[.$U$56]*100;&quot;&quot;)" table:style-name="ce9"/>
          <table:table-cell office:value-type="string" office:string-value="" table:formula="of:=IF([.V38]=&quot;&quot;;&quot;&quot;;IF([.V38]&gt;89.5;&quot;A&quot;;IF([.V38]&gt;79.5;&quot;B&quot;;IF([.V38]&gt;69.5;&quot;C&quot;;IF([.V38]&gt;59.5;&quot;D&quot;;&quot;F&quot;)))))" table:style-name="ce10"/>
          <table:table-cell office:value-type="string" office:string-value="" table:formula="of:=IF([.W38]=&quot;&quot;;&quot;&quot;;RANK([.V38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39:.T39])" table:style-name="ce7">
            <text:p>0</text:p>
          </table:table-cell>
          <table:table-cell office:value-type="string" office:string-value="" table:formula="of:=IF(AND([.U39]&gt;0;[.B39]&lt;&gt;&quot;&quot;);[.$U39]/[.$U$56]*100;&quot;&quot;)" table:style-name="ce9"/>
          <table:table-cell office:value-type="string" office:string-value="" table:formula="of:=IF([.V39]=&quot;&quot;;&quot;&quot;;IF([.V39]&gt;89.5;&quot;A&quot;;IF([.V39]&gt;79.5;&quot;B&quot;;IF([.V39]&gt;69.5;&quot;C&quot;;IF([.V39]&gt;59.5;&quot;D&quot;;&quot;F&quot;)))))" table:style-name="ce10"/>
          <table:table-cell office:value-type="string" office:string-value="" table:formula="of:=IF([.W39]=&quot;&quot;;&quot;&quot;;RANK([.V39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0:.T40])" table:style-name="ce7">
            <text:p>0</text:p>
          </table:table-cell>
          <table:table-cell office:value-type="string" office:string-value="" table:formula="of:=IF(AND([.U40]&gt;0;[.B40]&lt;&gt;&quot;&quot;);[.$U40]/[.$U$56]*100;&quot;&quot;)" table:style-name="ce9"/>
          <table:table-cell office:value-type="string" office:string-value="" table:formula="of:=IF([.V40]=&quot;&quot;;&quot;&quot;;IF([.V40]&gt;89.5;&quot;A&quot;;IF([.V40]&gt;79.5;&quot;B&quot;;IF([.V40]&gt;69.5;&quot;C&quot;;IF([.V40]&gt;59.5;&quot;D&quot;;&quot;F&quot;)))))" table:style-name="ce10"/>
          <table:table-cell office:value-type="string" office:string-value="" table:formula="of:=IF([.W40]=&quot;&quot;;&quot;&quot;;RANK([.V40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1:.T41])" table:style-name="ce7">
            <text:p>0</text:p>
          </table:table-cell>
          <table:table-cell office:value-type="string" office:string-value="" table:formula="of:=IF(AND([.U41]&gt;0;[.B41]&lt;&gt;&quot;&quot;);[.$U41]/[.$U$56]*100;&quot;&quot;)" table:style-name="ce9"/>
          <table:table-cell office:value-type="string" office:string-value="" table:formula="of:=IF([.V41]=&quot;&quot;;&quot;&quot;;IF([.V41]&gt;89.5;&quot;A&quot;;IF([.V41]&gt;79.5;&quot;B&quot;;IF([.V41]&gt;69.5;&quot;C&quot;;IF([.V41]&gt;59.5;&quot;D&quot;;&quot;F&quot;)))))" table:style-name="ce10"/>
          <table:table-cell office:value-type="string" office:string-value="" table:formula="of:=IF([.W41]=&quot;&quot;;&quot;&quot;;RANK([.V41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2:.T42])" table:style-name="ce7">
            <text:p>0</text:p>
          </table:table-cell>
          <table:table-cell office:value-type="string" office:string-value="" table:formula="of:=IF(AND([.U42]&gt;0;[.B42]&lt;&gt;&quot;&quot;);[.$U42]/[.$U$56]*100;&quot;&quot;)" table:style-name="ce9"/>
          <table:table-cell office:value-type="string" office:string-value="" table:formula="of:=IF([.V42]=&quot;&quot;;&quot;&quot;;IF([.V42]&gt;89.5;&quot;A&quot;;IF([.V42]&gt;79.5;&quot;B&quot;;IF([.V42]&gt;69.5;&quot;C&quot;;IF([.V42]&gt;59.5;&quot;D&quot;;&quot;F&quot;)))))" table:style-name="ce10"/>
          <table:table-cell office:value-type="string" office:string-value="" table:formula="of:=IF([.W42]=&quot;&quot;;&quot;&quot;;RANK([.V42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3:.T43])" table:style-name="ce7">
            <text:p>0</text:p>
          </table:table-cell>
          <table:table-cell office:value-type="string" office:string-value="" table:formula="of:=IF(AND([.U43]&gt;0;[.B43]&lt;&gt;&quot;&quot;);[.$U43]/[.$U$56]*100;&quot;&quot;)" table:style-name="ce9"/>
          <table:table-cell office:value-type="string" office:string-value="" table:formula="of:=IF([.V43]=&quot;&quot;;&quot;&quot;;IF([.V43]&gt;89.5;&quot;A&quot;;IF([.V43]&gt;79.5;&quot;B&quot;;IF([.V43]&gt;69.5;&quot;C&quot;;IF([.V43]&gt;59.5;&quot;D&quot;;&quot;F&quot;)))))" table:style-name="ce10"/>
          <table:table-cell office:value-type="string" office:string-value="" table:formula="of:=IF([.W43]=&quot;&quot;;&quot;&quot;;RANK([.V43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4:.T44])" table:style-name="ce7">
            <text:p>0</text:p>
          </table:table-cell>
          <table:table-cell office:value-type="string" office:string-value="" table:formula="of:=IF(AND([.U44]&gt;0;[.B44]&lt;&gt;&quot;&quot;);[.$U44]/[.$U$56]*100;&quot;&quot;)" table:style-name="ce9"/>
          <table:table-cell office:value-type="string" office:string-value="" table:formula="of:=IF([.V44]=&quot;&quot;;&quot;&quot;;IF([.V44]&gt;89.5;&quot;A&quot;;IF([.V44]&gt;79.5;&quot;B&quot;;IF([.V44]&gt;69.5;&quot;C&quot;;IF([.V44]&gt;59.5;&quot;D&quot;;&quot;F&quot;)))))" table:style-name="ce10"/>
          <table:table-cell office:value-type="string" office:string-value="" table:formula="of:=IF([.W44]=&quot;&quot;;&quot;&quot;;RANK([.V44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5:.T45])" table:style-name="ce7">
            <text:p>0</text:p>
          </table:table-cell>
          <table:table-cell office:value-type="string" office:string-value="" table:formula="of:=IF(AND([.U45]&gt;0;[.B45]&lt;&gt;&quot;&quot;);[.$U45]/[.$U$56]*100;&quot;&quot;)" table:style-name="ce9"/>
          <table:table-cell office:value-type="string" office:string-value="" table:formula="of:=IF([.V45]=&quot;&quot;;&quot;&quot;;IF([.V45]&gt;89.5;&quot;A&quot;;IF([.V45]&gt;79.5;&quot;B&quot;;IF([.V45]&gt;69.5;&quot;C&quot;;IF([.V45]&gt;59.5;&quot;D&quot;;&quot;F&quot;)))))" table:style-name="ce10"/>
          <table:table-cell office:value-type="string" office:string-value="" table:formula="of:=IF([.W45]=&quot;&quot;;&quot;&quot;;RANK([.V45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6:.T46])" table:style-name="ce7">
            <text:p>0</text:p>
          </table:table-cell>
          <table:table-cell office:value-type="string" office:string-value="" table:formula="of:=IF(AND([.U46]&gt;0;[.B46]&lt;&gt;&quot;&quot;);[.$U46]/[.$U$56]*100;&quot;&quot;)" table:style-name="ce9"/>
          <table:table-cell office:value-type="string" office:string-value="" table:formula="of:=IF([.V46]=&quot;&quot;;&quot;&quot;;IF([.V46]&gt;89.5;&quot;A&quot;;IF([.V46]&gt;79.5;&quot;B&quot;;IF([.V46]&gt;69.5;&quot;C&quot;;IF([.V46]&gt;59.5;&quot;D&quot;;&quot;F&quot;)))))" table:style-name="ce10"/>
          <table:table-cell office:value-type="string" office:string-value="" table:formula="of:=IF([.W46]=&quot;&quot;;&quot;&quot;;RANK([.V46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7:.T47])" table:style-name="ce7">
            <text:p>0</text:p>
          </table:table-cell>
          <table:table-cell office:value-type="string" office:string-value="" table:formula="of:=IF(AND([.U47]&gt;0;[.B47]&lt;&gt;&quot;&quot;);[.$U47]/[.$U$56]*100;&quot;&quot;)" table:style-name="ce9"/>
          <table:table-cell office:value-type="string" office:string-value="" table:formula="of:=IF([.V47]=&quot;&quot;;&quot;&quot;;IF([.V47]&gt;89.5;&quot;A&quot;;IF([.V47]&gt;79.5;&quot;B&quot;;IF([.V47]&gt;69.5;&quot;C&quot;;IF([.V47]&gt;59.5;&quot;D&quot;;&quot;F&quot;)))))" table:style-name="ce10"/>
          <table:table-cell office:value-type="string" office:string-value="" table:formula="of:=IF([.W47]=&quot;&quot;;&quot;&quot;;RANK([.V47];[.$V$2:.$V$55]))" table:style-name="ce11"/>
          <table:table-cell table:number-columns-repeated="16360"/>
        </table:table-row>
        <table:table-row table:style-name="ro1">
          <table:table-cell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8:.T48])" table:style-name="ce7">
            <text:p>0</text:p>
          </table:table-cell>
          <table:table-cell office:value-type="string" office:string-value="" table:formula="of:=IF(AND([.U48]&gt;0;[.B48]&lt;&gt;&quot;&quot;);[.$U48]/[.$U$56]*100;&quot;&quot;)" table:style-name="ce9"/>
          <table:table-cell office:value-type="string" office:string-value="" table:formula="of:=IF([.V48]=&quot;&quot;;&quot;&quot;;IF([.V48]&gt;89.5;&quot;A&quot;;IF([.V48]&gt;79.5;&quot;B&quot;;IF([.V48]&gt;69.5;&quot;C&quot;;IF([.V48]&gt;59.5;&quot;D&quot;;&quot;F&quot;)))))" table:style-name="ce10"/>
          <table:table-cell office:value-type="string" office:string-value="" table:formula="of:=IF([.W48]=&quot;&quot;;&quot;&quot;;RANK([.V48];[.$V$2:.$V$55]))" table:style-name="ce11"/>
          <table:table-cell table:number-columns-repeated="16360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49:.T49])" table:style-name="ce7">
            <text:p>0</text:p>
          </table:table-cell>
          <table:table-cell office:value-type="string" office:string-value="" table:formula="of:=IF(AND([.U49]&gt;0;[.B49]&lt;&gt;&quot;&quot;);[.$U49]/[.$U$56]*100;&quot;&quot;)" table:style-name="ce9"/>
          <table:table-cell office:value-type="string" office:string-value="" table:formula="of:=IF([.V49]=&quot;&quot;;&quot;&quot;;IF([.V49]&gt;89.5;&quot;A&quot;;IF([.V49]&gt;79.5;&quot;B&quot;;IF([.V49]&gt;69.5;&quot;C&quot;;IF([.V49]&gt;59.5;&quot;D&quot;;&quot;F&quot;)))))" table:style-name="ce10"/>
          <table:table-cell office:value-type="string" office:string-value="" table:formula="of:=IF([.W49]=&quot;&quot;;&quot;&quot;;RANK([.V49];[.$V$2:.$V$55]))" table:style-name="ce11"/>
          <table:table-cell table:number-columns-repeated="16360" table:style-name="ce1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50:.T50])" table:style-name="ce7">
            <text:p>0</text:p>
          </table:table-cell>
          <table:table-cell office:value-type="string" office:string-value="" table:formula="of:=IF(AND([.U50]&gt;0;[.B50]&lt;&gt;&quot;&quot;);[.$U50]/[.$U$56]*100;&quot;&quot;)" table:style-name="ce9"/>
          <table:table-cell office:value-type="string" office:string-value="" table:formula="of:=IF([.V50]=&quot;&quot;;&quot;&quot;;IF([.V50]&gt;89.5;&quot;A&quot;;IF([.V50]&gt;79.5;&quot;B&quot;;IF([.V50]&gt;69.5;&quot;C&quot;;IF([.V50]&gt;59.5;&quot;D&quot;;&quot;F&quot;)))))" table:style-name="ce10"/>
          <table:table-cell office:value-type="string" office:string-value="" table:formula="of:=IF([.W50]=&quot;&quot;;&quot;&quot;;RANK([.V50];[.$V$2:.$V$55]))" table:style-name="ce11"/>
          <table:table-cell table:number-columns-repeated="16360" table:style-name="ce1"/>
        </table:table-row>
        <table:table-row table:style-name="ro1">
          <table:table-cell table:style-name="ce1"/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51:.T51])" table:style-name="ce7">
            <text:p>0</text:p>
          </table:table-cell>
          <table:table-cell office:value-type="string" office:string-value="" table:formula="of:=IF(AND([.U51]&gt;0;[.B51]&lt;&gt;&quot;&quot;);[.$U51]/[.$U$56]*100;&quot;&quot;)" table:style-name="ce9"/>
          <table:table-cell office:value-type="string" office:string-value="" table:formula="of:=IF([.V51]=&quot;&quot;;&quot;&quot;;IF([.V51]&gt;89.5;&quot;A&quot;;IF([.V51]&gt;79.5;&quot;B&quot;;IF([.V51]&gt;69.5;&quot;C&quot;;IF([.V51]&gt;59.5;&quot;D&quot;;&quot;F&quot;)))))" table:style-name="ce10"/>
          <table:table-cell office:value-type="string" office:string-value="" table:formula="of:=IF([.W51]=&quot;&quot;;&quot;&quot;;RANK([.V51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jes079@LaTech.edu</text:p>
          </table:table-cell>
          <table:table-cell table:style-name="ce12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52:.T52])" table:style-name="ce7">
            <text:p>0</text:p>
          </table:table-cell>
          <table:table-cell office:value-type="string" office:string-value="" table:formula="of:=IF(AND([.U52]&gt;0;[.B52]&lt;&gt;&quot;&quot;);[.$U52]/[.$U$56]*100;&quot;&quot;)" table:style-name="ce9"/>
          <table:table-cell office:value-type="string" office:string-value="" table:formula="of:=IF([.V52]=&quot;&quot;;&quot;&quot;;IF([.V52]&gt;89.5;&quot;A&quot;;IF([.V52]&gt;79.5;&quot;B&quot;;IF([.V52]&gt;69.5;&quot;C&quot;;IF([.V52]&gt;59.5;&quot;D&quot;;&quot;F&quot;)))))" table:style-name="ce10"/>
          <table:table-cell office:value-type="string" office:string-value="" table:formula="of:=IF([.W52]=&quot;&quot;;&quot;&quot;;RANK([.V52];[.$V$2:.$V$55]))" table:style-name="ce11"/>
          <table:table-cell table:style-name="ce13"/>
          <table:table-cell table:number-columns-repeated="2" table:style-name="ce1"/>
          <table:table-cell table:style-name="ce13"/>
          <table:table-cell table:style-name="ce1"/>
          <table:table-cell table:number-columns-repeated="35" table:style-name="ce13"/>
          <table:table-cell table:number-columns-repeated="16320"/>
        </table:table-row>
        <table:table-row table:style-name="ro1">
          <table:table-cell office:value-type="string" table:style-name="ce1">
            <text:p>rct020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53:.T53])" table:style-name="ce7">
            <text:p>0</text:p>
          </table:table-cell>
          <table:table-cell office:value-type="string" office:string-value="" table:formula="of:=IF(AND([.U53]&gt;0;[.B53]&lt;&gt;&quot;&quot;);[.$U53]/[.$U$56]*100;&quot;&quot;)" table:style-name="ce9"/>
          <table:table-cell office:value-type="string" office:string-value="" table:formula="of:=IF([.V53]=&quot;&quot;;&quot;&quot;;IF([.V53]&gt;89.5;&quot;A&quot;;IF([.V53]&gt;79.5;&quot;B&quot;;IF([.V53]&gt;69.5;&quot;C&quot;;IF([.V53]&gt;59.5;&quot;D&quot;;&quot;F&quot;)))))" table:style-name="ce10"/>
          <table:table-cell office:value-type="string" office:string-value="" table:formula="of:=IF([.W53]=&quot;&quot;;&quot;&quot;;RANK([.V53];[.$V$2:.$V$55]))" table:style-name="ce11"/>
          <table:table-cell table:number-columns-repeated="16360" table:style-name="ce1"/>
        </table:table-row>
        <table:table-row table:style-name="ro1">
          <table:table-cell office:value-type="string" table:style-name="ce1">
            <text:p>plw017@LaTech.edu</text:p>
          </table:table-cell>
          <table:table-cell table:style-name="ce6"/>
          <table:table-cell table:number-columns-repeated="6" table:style-name="ce7"/>
          <table:table-cell table:number-columns-repeated="9" table:style-name="ce8"/>
          <table:table-cell table:number-columns-repeated="3" table:style-name="ce7"/>
          <table:table-cell office:value-type="float" office:value="0" table:formula="of:=SUM([.C54:.T54])" table:style-name="ce7">
            <text:p>0</text:p>
          </table:table-cell>
          <table:table-cell office:value-type="string" office:string-value="" table:formula="of:=IF(AND([.U54]&gt;0;[.B54]&lt;&gt;&quot;&quot;);[.$U54]/[.$U$56]*100;&quot;&quot;)" table:style-name="ce9"/>
          <table:table-cell office:value-type="string" office:string-value="" table:formula="of:=IF([.V54]=&quot;&quot;;&quot;&quot;;IF([.V54]&gt;89.5;&quot;A&quot;;IF([.V54]&gt;79.5;&quot;B&quot;;IF([.V54]&gt;69.5;&quot;C&quot;;IF([.V54]&gt;59.5;&quot;D&quot;;&quot;F&quot;)))))" table:style-name="ce10"/>
          <table:table-cell office:value-type="string" office:string-value="" table:formula="of:=IF([.W54]=&quot;&quot;;&quot;&quot;;RANK([.V54];[.$V$2:.$V$55]))" table:style-name="ce11"/>
          <table:table-cell table:number-columns-repeated="16360" table:style-name="ce1"/>
        </table:table-row>
        <table:table-row table:style-name="ro1">
          <table:table-cell table:style-name="ce13"/>
          <table:table-cell table:style-name="ce12"/>
          <table:table-cell table:number-columns-repeated="6" table:style-name="ce7"/>
          <table:table-cell table:style-name="ce14"/>
          <table:table-cell table:number-columns-repeated="8" table:style-name="ce8"/>
          <table:table-cell table:number-columns-repeated="3" table:style-name="ce7"/>
          <table:table-cell office:value-type="float" office:value="0" table:formula="of:=SUM([.C55:.T55])" table:style-name="ce7">
            <text:p>0</text:p>
          </table:table-cell>
          <table:table-cell office:value-type="string" office:string-value="" table:formula="of:=IF(AND([.U55]&gt;0;[.B55]&lt;&gt;&quot;&quot;);[.$U55]/[.$U$56]*100;&quot;&quot;)" table:style-name="ce9"/>
          <table:table-cell office:value-type="string" office:string-value="" table:formula="of:=IF([.V55]=&quot;&quot;;&quot;&quot;;IF([.V55]&gt;89.5;&quot;A&quot;;IF([.V55]&gt;79.5;&quot;B&quot;;IF([.V55]&gt;69.5;&quot;C&quot;;IF([.V55]&gt;59.5;&quot;D&quot;;&quot;F&quot;)))))" table:style-name="ce10"/>
          <table:table-cell office:value-type="string" office:string-value="" table:formula="of:=IF([.W55]=&quot;&quot;;&quot;&quot;;RANK([.V55];[.$V$2:.$V$55]))" table:style-name="ce11"/>
          <table:table-cell table:style-name="ce13"/>
          <table:table-cell table:number-columns-repeated="2" table:style-name="ce1"/>
          <table:table-cell table:number-columns-repeated="37" table:style-name="ce13"/>
          <table:table-cell table:number-columns-repeated="16320"/>
        </table:table-row>
        <table:table-row table:style-name="ro2">
          <table:table-cell table:style-name="ce1"/>
          <table:table-cell office:value-type="string" table:style-name="ce15">
            <text:p>TOTAL POINTS</text:p>
          </table:table-cell>
          <table:table-cell office:value-type="float" office:value="45" table:style-name="ce16">
            <text:p>45</text:p>
          </table:table-cell>
          <table:table-cell office:value-type="float" office:value="40" table:style-name="ce16">
            <text:p>40</text:p>
          </table:table-cell>
          <table:table-cell office:value-type="float" office:value="45" table:style-name="ce16">
            <text:p>45</text:p>
          </table:table-cell>
          <table:table-cell office:value-type="float" office:value="50" table:style-name="ce16">
            <text:p>50</text:p>
          </table:table-cell>
          <table:table-cell office:value-type="float" office:value="45" table:style-name="ce16">
            <text:p>45</text:p>
          </table:table-cell>
          <table:table-cell office:value-type="float" office:value="10" table:style-name="ce16">
            <text:p>10</text:p>
          </table:table-cell>
          <table:table-cell office:value-type="float" office:value="25" table:style-name="ce17">
            <text:p>25</text:p>
          </table:table-cell>
          <table:table-cell office:value-type="float" office:value="25" table:style-name="ce17">
            <text:p>25</text:p>
          </table:table-cell>
          <table:table-cell office:value-type="float" office:value="10" table:style-name="ce17">
            <text:p>10</text:p>
          </table:table-cell>
          <table:table-cell office:value-type="float" office:value="25" table:style-name="ce17">
            <text:p>25</text:p>
          </table:table-cell>
          <table:table-cell office:value-type="float" office:value="10" table:style-name="ce17">
            <text:p>10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25" table:style-name="ce17">
            <text:p>25</text:p>
          </table:table-cell>
          <table:table-cell office:value-type="float" office:value="35" table:style-name="ce17">
            <text:p>35</text:p>
          </table:table-cell>
          <table:table-cell office:value-type="float" office:value="185" table:style-name="ce16">
            <text:p>185</text:p>
          </table:table-cell>
          <table:table-cell office:value-type="float" office:value="10" table:style-name="ce16">
            <text:p>10</text:p>
          </table:table-cell>
          <table:table-cell office:value-type="float" office:value="185" table:style-name="ce16">
            <text:p>185</text:p>
          </table:table-cell>
          <table:table-cell office:value-type="float" office:value="800" table:formula="of:=SUM([.C56:.T56])" table:style-name="ce18">
            <text:p>800</text:p>
          </table:table-cell>
          <table:table-cell table:style-name="ce19"/>
          <table:table-cell table:number-columns-repeated="2" table:style-name="ce20"/>
          <table:table-cell table:number-columns-repeated="16360" table:style-name="ce1"/>
        </table:table-row>
        <table:table-row table:style-name="ro2">
          <table:table-cell table:style-name="ce1"/>
          <table:table-cell office:value-type="string" table:style-name="ce21">
            <text:p>AVERAGE</text:p>
          </table:table-cell>
          <table:table-cell office:value-type="float" office:value="31" table:formula="of:=IF(AND(SUM([.C2:.C55])&gt;0;[.C56]&gt;0);AVERAGE([.C2:.C55]);&quot;&quot;)" table:style-name="ce22">
            <text:p>31.00</text:p>
          </table:table-cell>
          <table:table-cell office:value-type="float" office:value="26" table:formula="of:=IF(AND(SUM([.D2:.D55])&gt;0;[.D56]&gt;0);AVERAGE([.D2:.D55]);&quot;&quot;)" table:style-name="ce22">
            <text:p>26.00</text:p>
          </table:table-cell>
          <table:table-cell office:value-type="float" office:value="33" table:formula="of:=IF(AND(SUM([.E2:.E55])&gt;0;[.E56]&gt;0);AVERAGE([.E2:.E55]);&quot;&quot;)" table:style-name="ce22">
            <text:p>33.00</text:p>
          </table:table-cell>
          <table:table-cell office:value-type="float" office:value="50" table:formula="of:=IF(AND(SUM([.F2:.F55])&gt;0;[.F56]&gt;0);AVERAGE([.F2:.F55]);&quot;&quot;)" table:style-name="ce22">
            <text:p>50.00</text:p>
          </table:table-cell>
          <table:table-cell office:value-type="float" office:value="45" table:formula="of:=IF(AND(SUM([.G2:.G55])&gt;0;[.G56]&gt;0);AVERAGE([.G2:.G55]);&quot;&quot;)" table:style-name="ce22">
            <text:p>45.00</text:p>
          </table:table-cell>
          <table:table-cell office:value-type="float" office:value="10" table:formula="of:=IF(AND(SUM([.H2:.H55])&gt;0;[.H56]&gt;0);AVERAGE([.H2:.H55]);&quot;&quot;)" table:style-name="ce22">
            <text:p>10.00</text:p>
          </table:table-cell>
          <table:table-cell office:value-type="float" office:value="8" table:formula="of:=IF(AND(SUM([.I2:.I55])&gt;0;[.I56]&gt;0);AVERAGE([.I2:.I55]);&quot;&quot;)" table:style-name="ce23">
            <text:p>8.00</text:p>
          </table:table-cell>
          <table:table-cell office:value-type="float" office:value="10" table:formula="of:=IF(AND(SUM([.J2:.J55])&gt;0;[.J56]&gt;0);AVERAGE([.J2:.J55]);&quot;&quot;)" table:style-name="ce23">
            <text:p>10.00</text:p>
          </table:table-cell>
          <table:table-cell office:value-type="float" office:value="10" table:formula="of:=IF(AND(SUM([.K2:.K55])&gt;0;[.K56]&gt;0);AVERAGE([.K2:.K55]);&quot;&quot;)" table:style-name="ce23">
            <text:p>10.00</text:p>
          </table:table-cell>
          <table:table-cell office:value-type="float" office:value="10" table:formula="of:=IF(AND(SUM([.L2:.L55])&gt;0;[.L56]&gt;0);AVERAGE([.L2:.L55]);&quot;&quot;)" table:style-name="ce23">
            <text:p>10.00</text:p>
          </table:table-cell>
          <table:table-cell office:value-type="string" office:string-value="" table:formula="of:=IF(AND(SUM([.M2:.M55])&gt;0;[.M56]&gt;0);AVERAGE([.M2:.M55]);&quot;&quot;)" table:style-name="ce23"/>
          <table:table-cell office:value-type="float" office:value="15" table:formula="of:=IF(AND(SUM([.N2:.N55])&gt;0;[.N56]&gt;0);AVERAGE([.N2:.N55]);&quot;&quot;)" table:style-name="ce23">
            <text:p>15.00</text:p>
          </table:table-cell>
          <table:table-cell office:value-type="float" office:value="15" table:formula="of:=IF(AND(SUM([.O2:.O55])&gt;0;[.O56]&gt;0);AVERAGE([.O2:.O55]);&quot;&quot;)" table:style-name="ce23">
            <text:p>15.00</text:p>
          </table:table-cell>
          <table:table-cell office:value-type="float" office:value="15" table:formula="of:=IF(AND(SUM([.P2:.P55])&gt;0;[.P56]&gt;0);AVERAGE([.P2:.P55]);&quot;&quot;)" table:style-name="ce23">
            <text:p>15.00</text:p>
          </table:table-cell>
          <table:table-cell office:value-type="float" office:value="25" table:formula="of:=IF(AND(SUM([.Q2:.Q55])&gt;0;[.Q56]&gt;0);AVERAGE([.Q2:.Q55]);&quot;&quot;)" table:style-name="ce23">
            <text:p>25.00</text:p>
          </table:table-cell>
          <table:table-cell office:value-type="float" office:value="140" table:formula="of:=IF(AND(SUM([.R2:.R55])&gt;0;[.R56]&gt;0);AVERAGE([.R2:.R55]);&quot;&quot;)" table:style-name="ce22">
            <text:p>140.00</text:p>
          </table:table-cell>
          <table:table-cell office:value-type="string" office:string-value="" table:formula="of:=IF(AND(SUM([.S2:.S55])&gt;0;[.S56]&gt;0);AVERAGE([.S2:.S55]);&quot;&quot;)" table:style-name="ce22"/>
          <table:table-cell office:value-type="float" office:value="165" table:formula="of:=IF(AND(SUM([.T2:.T55])&gt;0;[.T56]&gt;0);AVERAGE([.T2:.T55]);&quot;&quot;)" table:style-name="ce22">
            <text:p>165.00</text:p>
          </table:table-cell>
          <table:table-cell table:style-name="ce22"/>
          <table:table-cell table:style-name="ce24"/>
          <table:table-cell table:number-columns-repeated="2" table:style-name="ce25"/>
          <table:table-cell table:number-columns-repeated="16360" table:style-name="ce1"/>
        </table:table-row>
        <table:table-row table:style-name="ro2">
          <table:table-cell table:style-name="ce1"/>
          <table:table-cell office:value-type="string" table:style-name="ce21">
            <text:p>PERCENT AVERAGE</text:p>
          </table:table-cell>
          <table:table-cell office:value-type="float" office:value="68.888888888888886" table:formula="of:=IF(SUM([.C2:.C55])=0;&quot;&quot;;IF([.C56]&gt;0;[.C57]/[.C56]*100;&quot;&quot;))" table:style-name="ce26">
            <text:p>68.89</text:p>
          </table:table-cell>
          <table:table-cell office:value-type="float" office:value="65" table:formula="of:=IF(SUM([.D2:.D55])=0;&quot;&quot;;IF([.D56]&gt;0;[.D57]/[.D56]*100;&quot;&quot;))" table:style-name="ce26">
            <text:p>65.00</text:p>
          </table:table-cell>
          <table:table-cell office:value-type="float" office:value="73.333333333333329" table:formula="of:=IF(SUM([.E2:.E55])=0;&quot;&quot;;IF([.E56]&gt;0;[.E57]/[.E56]*100;&quot;&quot;))" table:style-name="ce26">
            <text:p>73.33</text:p>
          </table:table-cell>
          <table:table-cell office:value-type="float" office:value="100" table:formula="of:=IF(SUM([.F2:.F55])=0;&quot;&quot;;IF([.F56]&gt;0;[.F57]/[.F56]*100;&quot;&quot;))" table:style-name="ce26">
            <text:p>100.00</text:p>
          </table:table-cell>
          <table:table-cell office:value-type="float" office:value="100" table:formula="of:=IF(SUM([.G2:.G55])=0;&quot;&quot;;IF([.G56]&gt;0;[.G57]/[.G56]*100;&quot;&quot;))" table:style-name="ce26">
            <text:p>100.00</text:p>
          </table:table-cell>
          <table:table-cell office:value-type="float" office:value="100" table:formula="of:=IF(SUM([.H2:.H55])=0;&quot;&quot;;IF([.H56]&gt;0;[.H57]/[.H56]*100;&quot;&quot;))" table:style-name="ce26">
            <text:p>100.00</text:p>
          </table:table-cell>
          <table:table-cell office:value-type="float" office:value="32" table:formula="of:=IF(SUM([.I2:.I55])=0;&quot;&quot;;IF([.I56]&gt;0;[.I57]/[.I56]*100;&quot;&quot;))" table:style-name="ce27">
            <text:p>32.00</text:p>
          </table:table-cell>
          <table:table-cell office:value-type="float" office:value="40" table:formula="of:=IF(SUM([.J2:.J55])=0;&quot;&quot;;IF([.J56]&gt;0;[.J57]/[.J56]*100;&quot;&quot;))" table:style-name="ce27">
            <text:p>40.00</text:p>
          </table:table-cell>
          <table:table-cell office:value-type="float" office:value="100" table:formula="of:=IF(SUM([.K2:.K55])=0;&quot;&quot;;IF([.K56]&gt;0;[.K57]/[.K56]*100;&quot;&quot;))" table:style-name="ce27">
            <text:p>100.00</text:p>
          </table:table-cell>
          <table:table-cell office:value-type="float" office:value="40" table:formula="of:=IF(SUM([.L2:.L55])=0;&quot;&quot;;IF([.L56]&gt;0;[.L57]/[.L56]*100;&quot;&quot;))" table:style-name="ce27">
            <text:p>40.00</text:p>
          </table:table-cell>
          <table:table-cell office:value-type="string" office:string-value="" table:formula="of:=IF(SUM([.M2:.M55])=0;&quot;&quot;;IF([.M56]&gt;0;[.M57]/[.M56]*100;&quot;&quot;))" table:style-name="ce27"/>
          <table:table-cell office:value-type="float" office:value="100" table:formula="of:=IF(SUM([.N2:.N55])=0;&quot;&quot;;IF([.N56]&gt;0;[.N57]/[.N56]*100;&quot;&quot;))" table:style-name="ce27">
            <text:p>100.00</text:p>
          </table:table-cell>
          <table:table-cell office:value-type="float" office:value="100" table:formula="of:=IF(SUM([.O2:.O55])=0;&quot;&quot;;IF([.O56]&gt;0;[.O57]/[.O56]*100;&quot;&quot;))" table:style-name="ce27">
            <text:p>100.00</text:p>
          </table:table-cell>
          <table:table-cell office:value-type="float" office:value="60" table:formula="of:=IF(SUM([.P2:.P55])=0;&quot;&quot;;IF([.P56]&gt;0;[.P57]/[.P56]*100;&quot;&quot;))" table:style-name="ce27">
            <text:p>60.00</text:p>
          </table:table-cell>
          <table:table-cell office:value-type="float" office:value="71.428571428571431" table:formula="of:=IF(SUM([.Q2:.Q55])=0;&quot;&quot;;IF([.Q56]&gt;0;[.Q57]/[.Q56]*100;&quot;&quot;))" table:style-name="ce27">
            <text:p>71.43</text:p>
          </table:table-cell>
          <table:table-cell office:value-type="float" office:value="75.675675675675677" table:formula="of:=IF(SUM([.R2:.R55])=0;&quot;&quot;;IF([.R56]&gt;0;[.R57]/[.R56]*100;&quot;&quot;))" table:style-name="ce26">
            <text:p>75.68</text:p>
          </table:table-cell>
          <table:table-cell office:value-type="string" office:string-value="" table:formula="of:=IF(SUM([.S2:.S55])=0;&quot;&quot;;IF([.S56]&gt;0;[.S57]/[.S56]*100;&quot;&quot;))" table:style-name="ce26"/>
          <table:table-cell office:value-type="float" office:value="89.189189189189193" table:formula="of:=IF(SUM([.T2:.T55])=0;&quot;&quot;;IF([.T56]&gt;0;[.T57]/[.T56]*100;&quot;&quot;))" table:style-name="ce26">
            <text:p>89.19</text:p>
          </table:table-cell>
          <table:table-cell table:style-name="ce26"/>
          <table:table-cell office:value-type="string" office:string-value="" table:formula="of:=IF(SUM([.V2:.V55])=0;&quot;&quot;;AVERAGE([.V2:.V55]))" table:style-name="ce28"/>
          <table:table-cell table:number-columns-repeated="2" table:style-name="ce25"/>
          <table:table-cell table:number-columns-repeated="16360" table:style-name="ce1"/>
        </table:table-row>
        <table:table-row table:style-name="ro2">
          <table:table-cell table:style-name="ce1"/>
          <table:table-cell office:value-type="string" table:style-name="ce29">
            <text:p>GRADE AVERAGE</text:p>
          </table:table-cell>
          <table:table-cell office:value-type="string" office:string-value="D" table:formula="of:=IF([.C58]&lt;&gt;&quot;&quot;;IF([.C58]&gt;=89.5;&quot;A&quot;;IF([.C58]&gt;=79.5;&quot;B&quot;;IF([.C58]&gt;=69.5;&quot;C&quot;;IF([.C58]&gt;=59.5;&quot;D&quot;;&quot;F&quot;))));&quot;&quot;)" table:style-name="ce30">
            <text:p>D</text:p>
          </table:table-cell>
          <table:table-cell office:value-type="string" office:string-value="D" table:formula="of:=IF([.D58]&lt;&gt;&quot;&quot;;IF([.D58]&gt;=89.5;&quot;A&quot;;IF([.D58]&gt;=79.5;&quot;B&quot;;IF([.D58]&gt;=69.5;&quot;C&quot;;IF([.D58]&gt;=59.5;&quot;D&quot;;&quot;F&quot;))));&quot;&quot;)" table:style-name="ce30">
            <text:p>D</text:p>
          </table:table-cell>
          <table:table-cell office:value-type="string" office:string-value="C" table:formula="of:=IF([.E58]&lt;&gt;&quot;&quot;;IF([.E58]&gt;=89.5;&quot;A&quot;;IF([.E58]&gt;=79.5;&quot;B&quot;;IF([.E58]&gt;=69.5;&quot;C&quot;;IF([.E58]&gt;=59.5;&quot;D&quot;;&quot;F&quot;))));&quot;&quot;)" table:style-name="ce30">
            <text:p>C</text:p>
          </table:table-cell>
          <table:table-cell office:value-type="string" office:string-value="A" table:formula="of:=IF([.F58]&lt;&gt;&quot;&quot;;IF([.F58]&gt;=89.5;&quot;A&quot;;IF([.F58]&gt;=79.5;&quot;B&quot;;IF([.F58]&gt;=69.5;&quot;C&quot;;IF([.F58]&gt;=59.5;&quot;D&quot;;&quot;F&quot;))));&quot;&quot;)" table:style-name="ce30">
            <text:p>A</text:p>
          </table:table-cell>
          <table:table-cell office:value-type="string" office:string-value="A" table:formula="of:=IF([.G58]&lt;&gt;&quot;&quot;;IF([.G58]&gt;=89.5;&quot;A&quot;;IF([.G58]&gt;=79.5;&quot;B&quot;;IF([.G58]&gt;=69.5;&quot;C&quot;;IF([.G58]&gt;=59.5;&quot;D&quot;;&quot;F&quot;))));&quot;&quot;)" table:style-name="ce30">
            <text:p>A</text:p>
          </table:table-cell>
          <table:table-cell office:value-type="string" office:string-value="A" table:formula="of:=IF([.H58]&lt;&gt;&quot;&quot;;IF([.H58]&gt;=89.5;&quot;A&quot;;IF([.H58]&gt;=79.5;&quot;B&quot;;IF([.H58]&gt;=69.5;&quot;C&quot;;IF([.H58]&gt;=59.5;&quot;D&quot;;&quot;F&quot;))));&quot;&quot;)" table:style-name="ce30">
            <text:p>A</text:p>
          </table:table-cell>
          <table:table-cell office:value-type="string" office:string-value="F" table:formula="of:=IF([.I58]&lt;&gt;&quot;&quot;;IF([.I58]&gt;=89.5;&quot;A&quot;;IF([.I58]&gt;=79.5;&quot;B&quot;;IF([.I58]&gt;=69.5;&quot;C&quot;;IF([.I58]&gt;=59.5;&quot;D&quot;;&quot;F&quot;))));&quot;&quot;)" table:style-name="ce31">
            <text:p>F</text:p>
          </table:table-cell>
          <table:table-cell office:value-type="string" office:string-value="F" table:formula="of:=IF([.J58]&lt;&gt;&quot;&quot;;IF([.J58]&gt;=89.5;&quot;A&quot;;IF([.J58]&gt;=79.5;&quot;B&quot;;IF([.J58]&gt;=69.5;&quot;C&quot;;IF([.J58]&gt;=59.5;&quot;D&quot;;&quot;F&quot;))));&quot;&quot;)" table:style-name="ce31">
            <text:p>F</text:p>
          </table:table-cell>
          <table:table-cell office:value-type="string" office:string-value="A" table:formula="of:=IF([.K58]&lt;&gt;&quot;&quot;;IF([.K58]&gt;=89.5;&quot;A&quot;;IF([.K58]&gt;=79.5;&quot;B&quot;;IF([.K58]&gt;=69.5;&quot;C&quot;;IF([.K58]&gt;=59.5;&quot;D&quot;;&quot;F&quot;))));&quot;&quot;)" table:style-name="ce31">
            <text:p>A</text:p>
          </table:table-cell>
          <table:table-cell office:value-type="string" office:string-value="F" table:formula="of:=IF([.L58]&lt;&gt;&quot;&quot;;IF([.L58]&gt;=89.5;&quot;A&quot;;IF([.L58]&gt;=79.5;&quot;B&quot;;IF([.L58]&gt;=69.5;&quot;C&quot;;IF([.L58]&gt;=59.5;&quot;D&quot;;&quot;F&quot;))));&quot;&quot;)" table:style-name="ce31">
            <text:p>F</text:p>
          </table:table-cell>
          <table:table-cell office:value-type="string" office:string-value="" table:formula="of:=IF([.M58]&lt;&gt;&quot;&quot;;IF([.M58]&gt;=89.5;&quot;A&quot;;IF([.M58]&gt;=79.5;&quot;B&quot;;IF([.M58]&gt;=69.5;&quot;C&quot;;IF([.M58]&gt;=59.5;&quot;D&quot;;&quot;F&quot;))));&quot;&quot;)" table:style-name="ce31"/>
          <table:table-cell office:value-type="string" office:string-value="A" table:formula="of:=IF([.N58]&lt;&gt;&quot;&quot;;IF([.N58]&gt;=89.5;&quot;A&quot;;IF([.N58]&gt;=79.5;&quot;B&quot;;IF([.N58]&gt;=69.5;&quot;C&quot;;IF([.N58]&gt;=59.5;&quot;D&quot;;&quot;F&quot;))));&quot;&quot;)" table:style-name="ce31">
            <text:p>A</text:p>
          </table:table-cell>
          <table:table-cell office:value-type="string" office:string-value="A" table:formula="of:=IF([.O58]&lt;&gt;&quot;&quot;;IF([.O58]&gt;=89.5;&quot;A&quot;;IF([.O58]&gt;=79.5;&quot;B&quot;;IF([.O58]&gt;=69.5;&quot;C&quot;;IF([.O58]&gt;=59.5;&quot;D&quot;;&quot;F&quot;))));&quot;&quot;)" table:style-name="ce31">
            <text:p>A</text:p>
          </table:table-cell>
          <table:table-cell office:value-type="string" office:string-value="D" table:formula="of:=IF([.P58]&lt;&gt;&quot;&quot;;IF([.P58]&gt;=89.5;&quot;A&quot;;IF([.P58]&gt;=79.5;&quot;B&quot;;IF([.P58]&gt;=69.5;&quot;C&quot;;IF([.P58]&gt;=59.5;&quot;D&quot;;&quot;F&quot;))));&quot;&quot;)" table:style-name="ce31">
            <text:p>D</text:p>
          </table:table-cell>
          <table:table-cell office:value-type="string" office:string-value="C" table:formula="of:=IF([.Q58]&lt;&gt;&quot;&quot;;IF([.Q58]&gt;=89.5;&quot;A&quot;;IF([.Q58]&gt;=79.5;&quot;B&quot;;IF([.Q58]&gt;=69.5;&quot;C&quot;;IF([.Q58]&gt;=59.5;&quot;D&quot;;&quot;F&quot;))));&quot;&quot;)" table:style-name="ce31">
            <text:p>C</text:p>
          </table:table-cell>
          <table:table-cell office:value-type="string" office:string-value="C" table:formula="of:=IF([.R58]&lt;&gt;&quot;&quot;;IF([.R58]&gt;=89.5;&quot;A&quot;;IF([.R58]&gt;=79.5;&quot;B&quot;;IF([.R58]&gt;=69.5;&quot;C&quot;;IF([.R58]&gt;=59.5;&quot;D&quot;;&quot;F&quot;))));&quot;&quot;)" table:style-name="ce30">
            <text:p>C</text:p>
          </table:table-cell>
          <table:table-cell office:value-type="string" office:string-value="" table:formula="of:=IF([.S58]&lt;&gt;&quot;&quot;;IF([.S58]&gt;=89.5;&quot;A&quot;;IF([.S58]&gt;=79.5;&quot;B&quot;;IF([.S58]&gt;=69.5;&quot;C&quot;;IF([.S58]&gt;=59.5;&quot;D&quot;;&quot;F&quot;))));&quot;&quot;)" table:style-name="ce30"/>
          <table:table-cell office:value-type="string" office:string-value="B" table:formula="of:=IF([.T58]&lt;&gt;&quot;&quot;;IF([.T58]&gt;=89.5;&quot;A&quot;;IF([.T58]&gt;=79.5;&quot;B&quot;;IF([.T58]&gt;=69.5;&quot;C&quot;;IF([.T58]&gt;=59.5;&quot;D&quot;;&quot;F&quot;))));&quot;&quot;)" table:style-name="ce30">
            <text:p>B</text:p>
          </table:table-cell>
          <table:table-cell table:style-name="ce30"/>
          <table:table-cell office:value-type="string" office:string-value="" table:formula="of:=IF([.V58]&lt;&gt;&quot;&quot;;IF([.V58]&gt;=89.5;&quot;A&quot;;IF([.V58]&gt;=79.5;&quot;B&quot;;IF([.V58]&gt;=69.5;&quot;C&quot;;IF([.V58]&gt;=59.5;&quot;D&quot;;&quot;F&quot;))));&quot;&quot;)" table:style-name="ce32"/>
          <table:table-cell table:number-columns-repeated="2" table:style-name="ce32"/>
          <table:table-cell table:number-columns-repeated="16360" table:style-name="ce1"/>
        </table:table-row>
        <table:table-row table:style-name="ro2">
          <table:table-cell table:number-columns-repeated="2" table:style-name="ce1"/>
          <table:table-cell office:value-type="percentage" office:value="0.29375000000000001" table:formula="of:=IF(ISERROR(SUM([.C56:.H56])/[.$U56]);&quot;&quot;;SUM([.C56:.H56])/[.$U56])" table:number-columns-spanned="6" table:number-rows-spanned="1" table:style-name="ce36">
            <text:p>29.38%</text:p>
          </table:table-cell>
          <table:covered-table-cell table:number-columns-repeated="5"/>
          <table:table-cell office:value-type="percentage" office:value="0.23125000000000001" table:formula="of:=IF(ISERROR(SUM([.I56:.Q56])/[.$U56]);&quot;&quot;;SUM([.I56:.Q56])/[.$U56])" table:number-columns-spanned="9" table:number-rows-spanned="1" table:style-name="ce37">
            <text:p>23.13%</text:p>
          </table:table-cell>
          <table:covered-table-cell table:number-columns-repeated="8"/>
          <table:table-cell office:value-type="percentage" office:value="0.23125000000000001" table:formula="of:=IF(ISERROR([.R56]/[.$U56]);&quot;&quot;;[.R56]/[.$U56])" table:style-name="ce33">
            <text:p>23.13%</text:p>
          </table:table-cell>
          <table:table-cell table:style-name="ce33"/>
          <table:table-cell office:value-type="percentage" office:value="0.23125000000000001" table:formula="of:=IF(ISERROR([.T56]/[.$U56]);&quot;&quot;;[.T56]/[.$U56])" table:style-name="ce33">
            <text:p>23.13%</text:p>
          </table:table-cell>
          <table:table-cell table:number-columns-repeated="16364" table:style-name="ce1"/>
        </table:table-row>
        <table:table-row table:style-name="ro2">
          <table:table-cell table:number-columns-repeated="2" table:style-name="ce1"/>
          <table:table-cell table:style-name="ce34"/>
          <table:table-cell table:style-name="ce1"/>
          <table:table-cell table:number-columns-repeated="4" table:style-name="ce16"/>
          <table:table-cell table:number-columns-repeated="9" table:style-name="ce17"/>
          <table:table-cell table:number-columns-repeated="3" table:style-name="ce16"/>
          <table:table-cell table:number-columns-repeated="16364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/>
          <table:table-cell table:number-columns-repeated="19" table:style-name="ce35"/>
          <table:table-cell table:number-columns-repeated="16364"/>
        </table:table-row>
        <table:table-row table:number-rows-repeated="15" table:style-name="ro2">
          <table:table-cell/>
          <table:table-cell table:number-columns-repeated="16383" table:style-name="ce1"/>
        </table:table-row>
        <table:table-row table:number-rows-repeated="65374" table:style-name="ro2">
          <table:table-cell table:number-columns-repeated="16384"/>
        </table:table-row>
        <table:table-row table:number-rows-repeated="9831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5in" fo:margin-right="0.5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6pt" style:font-size-asian="16pt" style:font-size-complex="16pt" style:font-family-generic="swiss"/>
    </style:style>
  </office:automatic-styles>
  <office:master-styles>
    <style:master-page style:name="mp1" style:page-layout-name="pm1">
      <style:header>
        <text:p><text:span text:style-name="T1">CSC220</text:span></text:p>
        <text:p><text:span text:style-name="T1">Fall</text:span><text:span text:style-name="T1"> </text:span><text:span text:style-name="T1">2008</text:span></text:p>
        <text:p/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Charlie McBride</meta:initial-creator>
    <dc:creator>Charlie</dc:creator>
    <meta:creation-date>2007-08-22T09:12:02Z</meta:creation-date>
    <dc:date>2019-10-22T05:00:58Z</dc:date>
    <meta:print-date>2013-10-24T12:34:38Z</meta:print-date>
    <meta:editing-cycles>1044</meta:editing-cycles>
    <meta:editing-duration>PT338244S</meta:editing-duration>
    <meta:user-defined meta:name="Info 1"/>
    <meta:user-defined meta:name="Info 2"/>
    <meta:user-defined meta:name="Info 3"/>
    <meta:user-defined meta:name="Info 4"/>
  </office:meta>
</office:document-meta>
</file>